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omic Sans MS" svg:font-family="'Comic Sans MS'" style:font-family-generic="script" style:font-pitch="variable"/>
    <style:font-face style:name="OpenSymbol" svg:font-family="Open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Standard">
      <style:table-properties style:width="16cm" style:page-number="auto" table:align="margins" style:writing-mode="lr-tb"/>
    </style:style>
    <style:style style:name="Tableau1.A" style:family="table-column">
      <style:table-column-properties style:column-width="16cm" style:rel-column-width="6553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P2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/>
    </style:style>
    <style:style style:name="P3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normal" style:font-weight-asian="normal" style:font-weight-complex="normal"/>
    </style:style>
    <style:style style:name="P4" style:family="paragraph" style:parent-style-name="Text_20_body_20_indent">
      <style:text-properties fo:font-style="normal" fo:font-weight="normal" officeooo:rsid="000e4b19" officeooo:paragraph-rsid="000e4b19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officeooo:paragraph-rsid="000eebdb"/>
    </style:style>
    <style:style style:name="P6" style:family="paragraph" style:parent-style-name="Standard">
      <style:text-properties officeooo:rsid="0010e8a7" officeooo:paragraph-rsid="0010e8a7"/>
    </style:style>
    <style:style style:name="P7" style:family="paragraph" style:parent-style-name="Heading_20_1">
      <style:text-properties officeooo:paragraph-rsid="0010e8a7"/>
    </style:style>
    <style:style style:name="P8" style:family="paragraph" style:parent-style-name="Heading_20_1" style:list-style-name="Numbering_20_1">
      <style:text-properties officeooo:rsid="001f407f" officeooo:paragraph-rsid="0027269b"/>
    </style:style>
    <style:style style:name="P9" style:family="paragraph" style:parent-style-name="Heading_20_4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10" style:family="paragraph" style:parent-style-name="question">
      <style:text-properties officeooo:rsid="000e4b19" officeooo:paragraph-rsid="000e4b19"/>
    </style:style>
    <style:style style:name="P11" style:family="paragraph" style:parent-style-name="question">
      <style:text-properties officeooo:rsid="000e4b19" officeooo:paragraph-rsid="000eebdb"/>
    </style:style>
    <style:style style:name="P12" style:family="paragraph" style:parent-style-name="question">
      <style:text-properties officeooo:rsid="001f407f" officeooo:paragraph-rsid="001f407f"/>
    </style:style>
    <style:style style:name="T1" style:family="text">
      <style:text-properties officeooo:rsid="000eebdb"/>
    </style:style>
    <style:style style:name="T2" style:family="text">
      <style:text-properties officeooo:rsid="0010e8a7"/>
    </style:style>
    <style:style style:name="T3" style:family="text">
      <style:text-properties officeooo:rsid="00292b2d"/>
    </style:style>
    <style:style style:name="T4" style:family="text">
      <style:text-properties officeooo:rsid="002a909f"/>
    </style:style>
    <style:style style:name="T5" style:family="text">
      <style:text-properties officeooo:rsid="002b257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248539226256">
          <table:table-cell table:style-name="Tableau1.A1" office:value-type="string">
            <text:h text:style-name="P9" text:outline-level="4"><text:span text:style-name="T4">Les entrées/sorties</text:span><text:tab/><text:tab/>SNIR 1</text:h>
          </table:table-cell>
        </table:table-row>
        <table:table-row table:style-name="TableLine94248546066880">
          <table:table-cell table:style-name="Tableau1.A2" office:value-type="string">
            <text:p text:style-name="P3">Algorithmique<text:tab/><text:tab/><text:span text:style-name="T4">Lire/Ecrire/</text:span>Actions </text:p>
          </table:table-cell>
        </table:table-row>
        <table:table-row table:style-name="TableLine94248436441680">
          <table:table-cell table:style-name="Tableau1.A2" office:value-type="string">
            <text:p text:style-name="P2">~ Travaux Dirigés ~</text:p>
          </table:table-cell>
        </table:table-row>
      </table:table>
      <text:p text:style-name="Standard"/>
      <text:p text:style-name="P6">Rappel:</text:p>
      <text:p text:style-name="P6">Lire une valeur au clavier <text:tab/><text:tab/><text:tab/>: <text:tab/>Lire : variable</text:p>
      <text:p text:style-name="P6">Afficher quelque chose à l'écran <text:tab/><text:tab/>: <text:tab/>Ecrire : "du texte" ou Ecrire : variable</text:p>
      <text:p text:style-name="P6"/>
      <text:h text:style-name="Heading_20_1" text:outline-level="1">Exercice n°1</text:h>
      <text:p text:style-name="P4"/>
      <text:p text:style-name="Standard"/>
      <text:list xml:id="list3569777667" text:style-name="Numbering_20_1">
        <text:list-item>
          <text:p text:style-name="P10">Donnez l'algorithme d'un programme demandant à l'utilisateur de saisir une température en degrés Celsius et qui affiche cette dernière en degrés Fahrenheit.</text:p>
        </text:list-item>
      </text:list>
      <text:p text:style-name="Standard"><text:tab/><text:tab/><text:span text:style-name="T1">On Rappel : </text:span><text:span text:style-name="T1"><draw:frame draw:style-name="fr1" draw:name="Objet1" text:anchor-type="as-char" svg:width="2.568cm" svg:height="1.004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list xml:id="list115338020038247" text:continue-numbering="true" text:style-name="Numbering_20_1">
        <text:list-item>
          <text:p text:style-name="P11">Donnez l'algorithme permettant de faire la conversion inverse.</text:p>
        </text:list-item>
      </text:list>
      <text:h text:style-name="Heading_20_1" text:outline-level="1">Exercice n°2</text:h>
      <text:list xml:id="list115337217348682" text:continue-numbering="true" text:style-name="Numbering_20_1">
        <text:list-item>
          <text:p text:style-name="P11">Donnez l'algorithme d'un programme permettant de calculer et d'afficher l'imc (indice de masse corporelle) d'une personne.</text:p>
        </text:list-item>
      </text:list>
      <text:p text:style-name="P5"><text:span text:style-name="T1"><text:tab/><text:tab/>On Rappel : </text:span><text:span text:style-name="T1"><draw:frame draw:style-name="fr1" draw:name="Objet2" text:anchor-type="as-char" svg:width="2.528cm" svg:height="1.064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<text:h text:style-name="P7" text:outline-level="1">Exercice n°<text:span text:style-name="T2">3</text:span></text:h>
      <text:list xml:id="list115338403770071" text:continue-numbering="true" text:style-name="Numbering_20_1">
        <text:list-item>
          <text:p text:style-name="P12">Donnez l’algorithme d’un programme demandant à l’utilisateur un nombre de jour, d’heure et de minutes et qui affiche le nombre de minutes correspondantes.</text:p>
          <text:list>
            <text:list-header>
              <text:h text:style-name="P8" text:outline-level="1"/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omic Sans MS" svg:font-family="'Comic Sans MS'" style:font-family-generic="script" style:font-pitch="variable"/>
    <style:font-face style:name="OpenSymbol" svg:font-family="Open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fr" style:country-asian="FR" style:font-name-complex="Tahoma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fr" style:country-asian="FR" style:font-name-complex="Tahoma1" style:font-size-complex="12pt" style:language-complex="fr" style:country-complex="FR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style:contextual-spacing="false" fo:text-align="justify" style:justify-single-word="false" fo:orphans="0" fo:widows="0" fo:text-indent="0cm" style:auto-text-indent="false"/>
      <style:text-properties fo:font-size="10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style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left="1cm" fo:margin-right="0.998cm" fo:margin-top="0cm" fo:margin-bottom="0cm" style:contextual-spacing="false" fo:text-indent="0cm" style:auto-text-indent="false" fo:padding-left="1.023cm" fo:padding-right="0.953cm" fo:padding-top="0.035cm" fo:padding-bottom="0.035cm" fo:border="0.06pt solid #000000" style:shadow="#000000 0.002cm 0.002cm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margin-top="0cm" fo:margin-bottom="0cm" style:contextual-spacing="false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margin-left="2cm" fo:margin-right="0cm" fo:margin-top="0cm" fo:margin-bottom="0cm" style:contextual-spacing="false" fo:text-indent="0cm" style:auto-text-indent="false" fo:background-color="#ffcc99"/>
      <style:text-properties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class="text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/<text:page-count>1</text:page-count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title>Travaux Dirigés       -       Algorithmique n°5 </dc:title>
    <meta:initial-creator>Jean Guillet</meta:initial-creator>
    <meta:creation-date>2009-09-22T07:10:24.31</meta:creation-date>
    <dc:language>en-US</dc:language>
    <meta:editing-cycles>41</meta:editing-cycles>
    <meta:editing-duration>PT2H54M27S</meta:editing-duration>
    <dc:date>2022-09-14T11:53:36.714097510</dc:date>
    <dc:creator>Didier BERNARD</dc:creator>
    <meta:document-statistic meta:table-count="1" meta:image-count="0" meta:object-count="2" meta:page-count="1" meta:paragraph-count="16" meta:word-count="120" meta:character-count="783" meta:non-whitespace-character-count="66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F</mi>
      <mo stretchy="false">=</mo>
      <mrow>
        <mfrac>
          <mrow>
            <mi>C</mi>
            <mo stretchy="false">×</mo>
            <mn>9</mn>
          </mrow>
          <mn>5</mn>
        </mfrac>
        <mo stretchy="false">+</mo>
        <mn>32</mn>
      </mrow>
    </mrow>
    <annotation encoding="StarMath 5.0">F = C times 9 over 5 + 32
</annotation>
  </semantics>
</math>
</file>

<file path=Object 2/content.xml><?xml version="1.0" encoding="utf-8"?>
<math xmlns="http://www.w3.org/1998/Math/MathML" display="block">
  <semantics>
    <mrow>
      <mi mathvariant="italic">IMC</mi>
      <mo stretchy="false">=</mo>
      <mfrac>
        <mi mathvariant="italic">masse</mi>
        <msup>
          <mi mathvariant="italic">taille</mi>
          <mn>2</mn>
        </msup>
      </mfrac>
    </mrow>
    <annotation encoding="StarMath 5.0">IMC = masse over taille ^ 2

</annotation>
  </semantics>
</math>
</file>